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581c" officeooo:paragraph-rsid="0016581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6581c" officeooo:paragraph-rsid="0016581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6581c" officeooo:paragraph-rsid="0016581c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I-FRONT</text:p>
      <text:p text:style-name="P2"/>
      <text:p text:style-name="P3">Rôle : <text:span text:style-name="T1">interface entre l’utilisateur et l’application.</text:span></text:p>
      <text:p text:style-name="P3"><text:span text:style-name="T1"/></text:p>
      <text:p text:style-name="P3"><text:span text:style-name="T1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7:52:10.131328527</meta:creation-date>
    <meta:generator>LibreOffice/6.4.7.2$Linux_X86_64 LibreOffice_project/40$Build-2</meta:generator>
    <dc:date>2022-03-26T17:54:33.942186289</dc:date>
    <meta:editing-duration>PT2M24S</meta:editing-duration>
    <meta:editing-cycles>1</meta:editing-cycles>
    <meta:document-statistic meta:table-count="0" meta:image-count="0" meta:object-count="0" meta:page-count="1" meta:paragraph-count="2" meta:word-count="8" meta:character-count="62" meta:non-whitespace-character-count="56"/>
  </office:meta>
</office:document-meta>
</file>